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C9000000E0D3E5D7B0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632cm" svg:x="0.249cm" svg:y="0.581cm">
          <draw:image xlink:href="Pictures/20000002000002C9000000E0D3E5D7B0.eps" xlink:type="simple" xlink:show="embed" xlink:actuate="onLoad">
            <text:p/>
          </draw:image>
        </draw:frame>
        <draw:frame draw:style-name="gr2" draw:text-style-name="P3" draw:layer="layout" svg:width="0.57cm" svg:height="0.696cm" svg:x="0.877cm" svg:y="0.619cm">
          <draw:text-box>
            <text:p text:style-name="P2"><text:span text:style-name="T1">ا</text:span></text:p>
          </draw:text-box>
        </draw:frame>
        <draw:frame draw:style-name="gr2" draw:text-style-name="P3" draw:layer="layout" svg:width="0.743cm" svg:height="0.696cm" svg:x="1.419cm" svg:y="1.071cm">
          <draw:text-box>
            <text:p text:style-name="P2"><text:span text:style-name="T1">ب</text:span></text:p>
          </draw:text-box>
        </draw:frame>
        <draw:frame draw:style-name="gr2" draw:text-style-name="P3" draw:layer="layout" svg:width="0.743cm" svg:height="0.696cm" svg:x="1.433cm" svg:y="1.781cm">
          <draw:text-box>
            <text:p text:style-name="P2"><text:span text:style-name="T1">پ</text:span></text:p>
          </draw:text-box>
        </draw:frame>
        <draw:frame draw:style-name="gr2" draw:text-style-name="P3" draw:layer="layout" svg:width="0.743cm" svg:height="0.696cm" svg:x="0.852cm" svg:y="2.336cm">
          <draw:text-box>
            <text:p text:style-name="P2"><text:span text:style-name="T1">ت</text:span></text:p>
          </draw:text-box>
        </draw:frame>
        <draw:frame draw:style-name="gr2" draw:text-style-name="P3" draw:layer="layout" svg:width="0.743cm" svg:height="0.696cm" svg:x="0.246cm" svg:y="1.149cm">
          <draw:text-box>
            <text:p text:style-name="P2"><text:span text:style-name="T1">ث</text:span></text:p>
          </draw:text-box>
        </draw:frame>
        <draw:frame draw:style-name="gr2" draw:text-style-name="P3" draw:layer="layout" svg:width="0.68cm" svg:height="0.696cm" svg:x="0.838cm" svg:y="1.201cm">
          <draw:text-box>
            <text:p text:style-name="P2"><text:span text:style-name="T1">ج</text:span></text:p>
          </draw:text-box>
        </draw:frame>
        <draw:frame draw:style-name="gr2" draw:text-style-name="P3" draw:layer="layout" svg:width="0.743cm" svg:height="0.696cm" svg:x="0.232cm" svg:y="1.781cm">
          <draw:text-box>
            <text:p text:style-name="P2"><text:span text:style-name="T1">ٹ</text:span></text:p>
          </draw:text-box>
        </draw:frame>
        <draw:frame draw:style-name="gr2" draw:text-style-name="P3" draw:layer="layout" svg:width="1.112cm" svg:height="0.696cm" svg:x="2.672cm" svg:y="2.517cm">
          <draw:text-box>
            <text:p text:style-name="P2"><text:span text:style-name="T1">ابپتٹث</text:span></text:p>
          </draw:text-box>
        </draw:frame>
        <draw:frame draw:style-name="gr2" draw:text-style-name="P3" draw:layer="layout" svg:width="0.815cm" svg:height="0.696cm" svg:x="3.782cm" svg:y="2.491cm">
          <draw:text-box>
            <text:p text:style-name="P2"><text:span text:style-name="T1">بپ</text:span></text:p>
          </draw:text-box>
        </draw:frame>
        <draw:frame draw:style-name="gr2" draw:text-style-name="P3" draw:layer="layout" svg:width="1.069cm" svg:height="0.696cm" svg:x="4.544cm" svg:y="2.53cm">
          <draw:text-box>
            <text:p text:style-name="P2"><text:span text:style-name="T1">ابجٹت</text:span></text:p>
          </draw:text-box>
        </draw:frame>
        <draw:frame draw:style-name="gr2" draw:text-style-name="P3" draw:layer="layout" svg:width="0.968cm" svg:height="0.696cm" svg:x="5.873cm" svg:y="2.504cm">
          <draw:text-box>
            <text:p text:style-name="P2"><text:span text:style-name="T1">ابپتج</text:span></text:p>
          </draw:text-box>
        </draw:frame>
        <draw:frame draw:style-name="gr2" draw:text-style-name="P3" draw:layer="layout" svg:width="0.9cm" svg:height="0.696cm" svg:x="7.331cm" svg:y="2.452cm">
          <draw:text-box>
            <text:p text:style-name="P2"><text:span text:style-name="T1">بپثج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7T13:08:02</dc:date>
    <dc:creator>kkk </dc:creator>
    <meta:editing-duration>PT6H11M5S</meta:editing-duration>
    <meta:editing-cycles>34</meta:editing-cycles>
    <meta:generator>LibreOffice/3.3$Linux LibreOffice_project/330m19$Build-401</meta:generator>
    <meta:document-statistic meta:object-count="13"/>
  </office:meta>
</office:document-meta>
</file>